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fo:language="en" fo:country="US" officeooo:rsid="0012844f" officeooo:paragraph-rsid="0012844f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 style:list-style-name="L1">
      <style:text-properties fo:language="en" fo:country="US" officeooo:rsid="00130e13" officeooo:paragraph-rsid="00130e13"/>
    </style:style>
    <style:style style:name="P5" style:family="paragraph" style:parent-style-name="Standard">
      <style:text-properties fo:language="en" fo:country="US" officeooo:rsid="0015321f" officeooo:paragraph-rsid="0015321f"/>
    </style:style>
    <style:style style:name="P6" style:family="paragraph" style:parent-style-name="Standard" style:list-style-name="L2">
      <style:text-properties fo:language="en" fo:country="US" officeooo:rsid="0015321f" officeooo:paragraph-rsid="0015321f"/>
    </style:style>
    <style:style style:name="P7" style:family="paragraph" style:parent-style-name="Standard" style:list-style-name="L2">
      <style:text-properties fo:language="en" fo:country="US" officeooo:rsid="0015321f" officeooo:paragraph-rsid="0015321f" fo:background-color="#66ff66"/>
    </style:style>
    <style:style style:name="P8" style:family="paragraph" style:parent-style-name="Standard" style:list-style-name="L2">
      <style:text-properties fo:language="en" fo:country="US" officeooo:rsid="0017a242" officeooo:paragraph-rsid="0017a242"/>
    </style:style>
    <style:style style:name="P9" style:family="paragraph" style:parent-style-name="Standard">
      <style:text-properties fo:language="en" fo:country="US" officeooo:rsid="001a147e" officeooo:paragraph-rsid="001a147e"/>
    </style:style>
    <style:style style:name="P10" style:family="paragraph" style:parent-style-name="Standard" style:list-style-name="L2">
      <style:text-properties officeooo:paragraph-rsid="00162a98"/>
    </style:style>
    <style:style style:name="P11" style:family="paragraph" style:parent-style-name="Standard" style:list-style-name="L2">
      <style:text-properties officeooo:paragraph-rsid="00182d05"/>
    </style:style>
    <style:style style:name="P12" style:family="paragraph" style:parent-style-name="Standard" style:list-style-name="L2">
      <style:text-properties officeooo:rsid="0017a242" officeooo:paragraph-rsid="0017a242"/>
    </style:style>
    <style:style style:name="T1" style:family="text">
      <style:text-properties fo:color="#666666" fo:font-style="italic" style:font-style-asian="italic" style:font-style-complex="italic"/>
    </style:style>
    <style:style style:name="T2" style:family="text">
      <style:text-properties fo:color="#666666" fo:font-style="italic" officeooo:rsid="00130e13" style:font-style-asian="italic" style:font-style-complex="italic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162a98"/>
    </style:style>
    <style:style style:name="T5" style:family="text">
      <style:text-properties fo:language="en" fo:country="US" officeooo:rsid="0017a242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fo:language="en" fo:country="US" fo:font-weight="bold" officeooo:rsid="00162a98" style:font-weight-asian="bold" style:font-weight-complex="bold"/>
    </style:style>
    <style:style style:name="T8" style:family="text">
      <style:text-properties fo:language="en" fo:country="US" officeooo:rsid="00182d0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5">Gabriel Staples </text:p>
      <text:p text:style-name="P5">9 Nov. 2019 </text:p>
      <text:p text:style-name="P2"/>
      <text:h text:style-name="Heading_20_2" text:outline-level="2">Notes:</text:h>
      <text:p text:style-name="P5"/>
      <text:p text:style-name="P5">pdfimages -v</text:p>
      <text:p text:style-name="P5">pdfimages -list 10pgs.pdf </text:p>
      <text:p text:style-name="P5"/>
      <text:p text:style-name="P5">pdfimages -tiff 10pgs.pdf imgs</text:p>
      <text:p text:style-name="P5"/>
      <text:p text:style-name="P5">mkdir imgs</text:p>
      <text:p text:style-name="P5">pdfimages -tiff 10pgs.pdf imgs/out</text:p>
      <text:p text:style-name="P5"/>
      <text:p text:style-name="P5">sudo apt update</text:p>
      <text:p text:style-name="P5">sudo apt install tesseract-ocr</text:p>
      <text:p text:style-name="P2"/>
      <text:p text:style-name="P9">sudo apt install exactimage</text:p>
      <text:p text:style-name="P9">hocr2pdf </text:p>
      <text:p text:style-name="P2"/>
      <text:list xml:id="list2790531116" text:style-name="L2">
        <text:list-item>
          <text:p text:style-name="P7">20191109:</text:p>
          <text:list>
            <text:list-item>
              <text:p text:style-name="P6">Programmatic STEPS:</text:p>
              <text:list>
                <text:list-item>
                  <text:p text:style-name="P12"><text:span text:style-name="T4">C</text:span><text:span text:style-name="T3">reate temp folder with exact timestamp temp-yyyymmdd-hhmmss.nanoseconds</text:span></text:p>
                </text:list-item>
                <text:list-item>
                  <text:p text:style-name="P10"><text:span text:style-name="T4">Use </text:span><text:span text:style-name="T7">pdfimages</text:span><text:span text:style-name="T4"> (which is part of `poppler-utils` [</text:span><text:a xlink:type="simple" xlink:href="https://launchpad.net/ubuntu/trusty/+package/poppler-utils" text:style-name="Internet_20_link" text:visited-style-name="Visited_20_Internet_20_Link">https://launchpad.net/ubuntu/trusty/+package/poppler-utils</text:a><text:span text:style-name="T4">]) to convert </text:span><text:span text:style-name="T5">a pdf into a ton of super-high-contrast, original-quality black with white text tiff files.</text:span></text:p>
                  <text:list>
                    <text:list-item>
                      <text:p text:style-name="P11"><text:span text:style-name="T5">S</text:span><text:span text:style-name="T8">ource: </text:span><text:a xlink:type="simple" xlink:href="https://askubuntu.com/questions/760993/how-to-programmatically-determine-dpi-of-images-in-pdf-file/1028209#1028209" text:style-name="Internet_20_link" text:visited-style-name="Visited_20_Internet_20_Link"><text:span text:style-name="T3">https://askubuntu.com/questions/760993/how-to-programmatically-determine-dpi-of-images-in-pdf-file/1028209#1028209</text:span></text:a><text:span text:style-name="T8"> </text:span></text:p>
                    </text:list-item>
                  </text:list>
                </text:list-item>
                <text:list-item>
                  <text:p text:style-name="P12"><text:span text:style-name="T5">U</text:span><text:span text:style-name="T3">se </text:span><text:span text:style-name="T6">tesseract</text:span><text:span text:style-name="T3"> OCR to scan the images, obtaining a text file with position information (hOCR format or something?)</text:span></text:p>
                </text:list-item>
                <text:list-item>
                  <text:p text:style-name="P8">Overlay that back onto the *original* PDF, possibly 1 page at a time, then re-merging back into 1 pdf at the end.</text:p>
                </text:list-item>
                <text:list-item>
                  <text:p text:style-name="P8">Delete temp folder</text:p>
                </text:list-item>
              </text:list>
            </text:list-item>
            <text:list-item>
              <text:p text:style-name="P6"/>
            </text:list-item>
          </text:list>
        </text:list-item>
        <text:list-item>
          <text:p text:style-name="P6">d</text:p>
        </text:list-item>
        <text:list-item>
          <text:p text:style-name="P6">d</text:p>
        </text:list-item>
        <text:list-item>
          <text:p text:style-name="P6">d</text:p>
        </text:list-item>
        <text:list-item>
          <text:p text:style-name="P6">d</text:p>
        </text:list-item>
        <text:list-item>
          <text:p text:style-name="P6">d</text:p>
        </text:list-item>
        <text:list-item>
          <text:p text:style-name="P6">d</text:p>
        </text:list-item>
        <text:list-item>
          <text:p text:style-name="P6"/>
        </text:list-item>
      </text:list>
      <text:list xml:id="list3270197078" text:style-name="L1">
        <text:list-item>
          <text:p text:style-name="P4">d</text:p>
        </text:list-item>
        <text:list-item>
          <text:p text:style-name="P4">d</text:p>
        </text:list-item>
        <text:list-item>
          <text:p text:style-name="P4">dd</text:p>
        </text:list-item>
        <text:list-item>
          <text:p text:style-name="P4">d</text:p>
        </text:list-item>
        <text:list-item>
          <text:p text:style-name="P4"><text:soft-page-break/>d</text:p>
        </text:list-item>
        <text:list-item>
          <text:p text:style-name="P4">dd</text:p>
        </text:list-item>
        <text:list-item>
          <text:p text:style-name="P4">d</text:p>
        </text:list-item>
        <text:list-item>
          <text:p text:style-name="P4">d</text:p>
        </text:list-item>
        <text:list-item>
          <text:p text:style-name="P4">d</text:p>
        </text:list-item>
        <text:list-item>
          <text:p text:style-name="P4">d</text:p>
        </text:list-item>
        <text:list-item>
          <text:p text:style-name="P4">d</text:p>
        </text:list-item>
        <text:list-item>
          <text:p text:style-name="P4">d</text:p>
        </text:list-item>
        <text:list-item>
          <text:p text:style-name="P4">d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language="en" fo:country="US" officeooo:rsid="0012844f" officeooo:paragraph-rsid="0012844f"/>
    </style:style>
    <style:style style:name="MT1" style:family="text">
      <style:text-properties fo:color="#666666" fo:font-style="italic" style:font-style-asian="italic" style:font-style-complex="italic"/>
    </style:style>
    <style:style style:name="MT2" style:family="text">
      <style:text-properties fo:color="#666666" fo:font-style="italic" officeooo:rsid="00130e13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pdf2searchablepdf – </text:span><text:span text:style-name="MT2">what to work on next </text:span><text:tab/><text:tab/><text:page-number text:select-page="current">2</text:page-number>/<text:page-count>2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5T09:17:52.915364562</meta:creation-date>
    <dc:date>2019-11-09T14:37:33.008254519</dc:date>
    <meta:editing-duration>PT27M18S</meta:editing-duration>
    <meta:editing-cycles>8</meta:editing-cycles>
    <meta:generator>LibreOffice/6.2.8.2$Linux_X86_64 LibreOffice_project/f82ddfca21ebc1e222a662a32b25c0c9d20169ee</meta:generator>
    <meta:document-statistic meta:table-count="0" meta:image-count="0" meta:object-count="0" meta:page-count="2" meta:paragraph-count="42" meta:word-count="167" meta:character-count="1018" meta:non-whitespace-character-count="912"/>
  </office:meta>
</office:document-meta>
</file>